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359" officeooo:paragraph-rsid="001ad359"/>
    </style:style>
    <style:style style:name="P2" style:family="paragraph" style:parent-style-name="Standard">
      <style:text-properties officeooo:rsid="001cb48d" officeooo:paragraph-rsid="001cb48d"/>
    </style:style>
    <style:style style:name="P3" style:family="paragraph" style:parent-style-name="Standard">
      <style:text-properties officeooo:rsid="001f54d9" officeooo:paragraph-rsid="001f54d9"/>
    </style:style>
    <style:style style:name="P4" style:family="paragraph" style:parent-style-name="Preformatted_20_Text">
      <style:text-properties officeooo:rsid="001cb48d" officeooo:paragraph-rsid="001cb48d"/>
    </style:style>
    <style:style style:name="P5" style:family="paragraph" style:parent-style-name="Preformatted_20_Text">
      <style:text-properties officeooo:rsid="001f54d9" officeooo:paragraph-rsid="001f54d9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1cb48d" officeooo:paragraph-rsid="001cb48d"/>
    </style:style>
    <style:style style:name="T1" style:family="text">
      <style:text-properties officeooo:rsid="001f5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 log setup</text:p>
      <text:p text:style-name="Standard"/>
      <text:p text:style-name="Standard"/>
      <text:p text:style-name="Standard">sudo apt install rsyslog</text:p>
      <text:p text:style-name="Standard"/>
      <text:p text:style-name="Standard">sudo service rsyslog status</text:p>
      <text:p text:style-name="P1">shd say active</text:p>
      <text:p text:style-name="P1"/>
      <text:p text:style-name="P1">sudo service rsyslog enable</text:p>
      <text:p text:style-name="P1">sudo service rsyslog start</text:p>
      <text:p text:style-name="P1"/>
      <text:p text:style-name="P1"/>
      <text:p text:style-name="Standard">nano /etc/rsyslog.conf</text:p>
      <text:p text:style-name="Standard"/>
      <text:p text:style-name="P1">uncomment these</text:p>
      <text:p text:style-name="Standard">module(load="imudp")<text:line-break/>input(type="imudp" port="514")<text:line-break/>module(load="imtcp")<text:line-break/>input(type="imtcp" port="514")</text:p>
      <text:p text:style-name="Standard"/>
      <text:p text:style-name="Standard">ufw allow 514/tcp</text:p>
      <text:p text:style-name="Standard">ufw allow 514/udp</text:p>
      <text:p text:style-name="Standard">sudo service rsyslog restar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possible working</text:p>
      <text:p text:style-name="P2"/>
      <text:p text:style-name="P2"/>
      <text:p text:style-name="P4">sudo apt install syslog-ng</text:p>
      <text:p text:style-name="P2">both vms</text:p>
      <text:p text:style-name="P2"/>
      <text:p text:style-name="P2"><text:span text:style-name="Emphasis">sudo nano /etc/syslog/syslog-ng.conf</text:span></text:p>
      <text:p text:style-name="P2"><text:span text:style-name="Emphasis"/></text:p>
      <text:p text:style-name="P2"><text:span text:style-name="Emphasis">copy code below in here</text:span></text:p>
      <text:p text:style-name="P2"><text:span text:style-name="Emphasis"/></text:p>
      <text:p text:style-name="P2"><text:span text:style-name="Emphasis"/></text:p>
      <text:p text:style-name="P4">@version: 3.5</text:p>
      <text:p text:style-name="Preformatted_20_Text">@include "scl.conf"</text:p>
      <text:p text:style-name="Preformatted_20_Text">@include "`scl-root`/system/tty10.conf"</text:p>
      <text:p text:style-name="Preformatted_20_Text"><text:s text:c="4"/>options {</text:p>
      <text:p text:style-name="Preformatted_20_Text"><text:s text:c="8"/>time-reap(30);</text:p>
      <text:p text:style-name="Preformatted_20_Text"><text:s text:c="8"/>mark-freq(10);</text:p>
      <text:p text:style-name="Preformatted_20_Text"><text:s text:c="8"/>keep-hostname(yes);</text:p>
      <text:p text:style-name="Preformatted_20_Text"><text:s text:c="8"/>};</text:p>
      <text:p text:style-name="Preformatted_20_Text"><text:s text:c="4"/>source s_local { system(); internal(); };</text:p>
      <text:p text:style-name="Preformatted_20_Text"><text:s text:c="4"/>source s_network {</text:p>
      <text:p text:style-name="Preformatted_20_Text"><text:s text:c="8"/>syslog(transport(tcp) port(514));</text:p>
      <text:p text:style-name="Preformatted_20_Text"><text:s text:c="8"/>};</text:p>
      <text:p text:style-name="Preformatted_20_Text"><text:s text:c="4"/>destination d_local {</text:p>
      <text:p text:style-name="Preformatted_20_Text"><text:s text:c="4"/>file("/var/log/syslog-ng/messages_${HOST}"); };</text:p>
      <text:p text:style-name="Preformatted_20_Text"><text:s text:c="4"/>destination d_logs {</text:p>
      <text:p text:style-name="Preformatted_20_Text"><text:s text:c="8"/>file(</text:p>
      <text:p text:style-name="Preformatted_20_Text"><text:s text:c="12"/>"/var/log/syslog-ng/logs.txt"</text:p>
      <text:p text:style-name="Preformatted_20_Text"><text:s text:c="12"/>owner("root")</text:p>
      <text:p text:style-name="Preformatted_20_Text"><text:s text:c="12"/>group("root")</text:p>
      <text:p text:style-name="Preformatted_20_Text"><text:s text:c="12"/>perm(0777)</text:p>
      <text:p text:style-name="Preformatted_20_Text"><text:s text:c="12"/>); };</text:p>
      <text:p text:style-name="P6"><text:s text:c="4"/>log { source(s_local); source(s_network); destination(d_logs); };</text:p>
      <text:p text:style-name="P4">sudo mkdir /var/log/syslog-ng</text:p>
      <text:p text:style-name="P4">sudo touch /var/log/syslog-ng/logs.txt</text:p>
      <text:p text:style-name="P2"/>
      <text:p text:style-name="P2"/>
      <text:p text:style-name="P4">sudo systemctl start syslog-ng</text:p>
      <text:p text:style-name="P4">sudo systemctl enable syslog-ng</text:p>
      <text:p text:style-name="P2"/>
      <text:p text:style-name="P3">collector</text:p>
      <text:p text:style-name="P3">same cept code</text:p>
      <text:p text:style-name="P5">@version: 3.5</text:p>
      <text:p text:style-name="Preformatted_20_Text">@include "scl.conf"</text:p>
      <text:p text:style-name="Preformatted_20_Text">@include "`scl-root`/system/tty10.conf"</text:p>
      <text:p text:style-name="Preformatted_20_Text">source s_local { system(); internal(); };</text:p>
      <text:p text:style-name="Preformatted_20_Text">destination d_syslog_tcp {</text:p>
      <text:p text:style-name="Preformatted_20_Text"><text:s text:c="14"/>syslog("<text:span text:style-name="T1">recieving ip</text:span>" transport("tcp") port(514)); };</text:p>
      <text:p text:style-name="P6">log { source(s_local);destination(d_syslog_tcp); };</text:p>
      <text:p text:style-name="P3"><text:span text:style-name="Emphasis">sudo tail -f /var/log/syslog-ng/logs.tx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11:33:52.812391433</meta:creation-date>
    <dc:date>2021-04-29T14:11:52.575118279</dc:date>
    <meta:editing-duration>PT43M21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2" meta:paragraph-count="53" meta:word-count="149" meta:character-count="1484" meta:non-whitespace-character-count="1230"/>
  </office:meta>
</office:document-meta>
</file>